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1000002247C95AF120306AB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403cm" svg:x="0.928cm" svg:y="2.182cm">
          <draw:image xlink:href="Pictures/1000020100000391000002247C95AF120306AB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7T17:46:50.422730267</meta:creation-date>
    <dc:date>2025-01-07T21:01:44.156322723</dc:date>
    <meta:editing-duration>PT2H50M37S</meta:editing-duration>
    <meta:editing-cycles>1</meta:editing-cycles>
    <meta:document-statistic meta:object-count="1"/>
    <meta:generator>LibreOffice/7.0.4.2$Linux_X86_64 LibreOffice_project/00$Build-2</meta:generator>
  </office:meta>
</office:document-meta>
</file>